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</office:automatic-styles>
  <office:body>
    <office:text text:use-soft-page-breaks="true">
      <text:p text:style-name="P1">近年來資訊硬體產品生命週期越來越短，產品價格亦不斷滑落，銷售毛利日趨微</text:p>
      <text:p text:style-name="PreformattedText">薄，根據Computer Intelligence於今年2月調查就已顯示，平均PC零售價格較去年</text:p>
      <text:p text:style-name="PreformattedText">同期下降10%以上，因此PC大廠獲利空間越來越小。</text:p>
      <text:p text:style-name="PreformattedText">Dell仗持原本直銷業務形態與線上銷售近似，既有的配送系統、售後服務體系足</text:p>
      <text:p text:style-name="PreformattedText">以支持線上銷售跨地域之特性，也不須煩惱一般PC大廠可能面臨的通路衝突問題</text:p>
      <text:p text:style-name="PreformattedText">，故Dell舉足跨入線上購物市場。</text:p>
      <text:p text:style-name="PreformattedText">【】</text:p>
      <text:p text:style-name="PreformattedText">傳統圖書業乃是屬於利用進貨、屯貨、銷貨賺取微薄利潤的行業，存貨週轉率與</text:p>
      <text:p text:style-name="PreformattedText">應收、應付帳款交期控制是決定公司獲利水準的主要因素之一，即使是網路書店</text:p>
      <text:p text:style-name="PreformattedText">多也只是簡化使用者訂購之前端作業，無法避免向出版商進書、配送這一段後端</text:p>
      <text:p text:style-name="PreformattedText">處理。因此，誰先達到經濟規模，誰就有更強的議價力可以向供應商要求延長票</text:p>
      <text:p text:style-name="PreformattedText">期、提升送貨效率以及提供聯合促銷價格。</text:p>
      <text:p text:style-name="PreformattedText">然而，光是達到經濟規模是不夠的，B&amp;N挾其豐厚財力、知名度，以低價策略正</text:p>
      <text:p text:style-name="PreformattedText">面攻擊1997年5月才由股票上市取得5,400萬美元資本的Amazon。雖然Amazon未</text:p>
      <text:p text:style-name="PreformattedText">被打垮，反而躍升為全美第五大書店(依據年營業額排名)，但Amazon行銷支出越</text:p>
      <text:p text:style-name="PreformattedText">來越多，1997年第二季營收較去年同期成長11.6倍，虧損卻增加了670萬美元。顯</text:p>
      <text:p text:style-name="PreformattedText">見<text:s/>B&amp;N<text:s/>縱使沒有達成摧毀Amazon招牌的心願，至少也延遲了Amazon達到損益</text:p>
      <text:p text:style-name="PreformattedText">平衡點的時間。若Amazon集資行動稍有閃失，無法撐至達到損益平衡點的那一天</text:p>
      <text:p text:style-name="PreformattedText">，那麼B&amp;N便有機會取而代之，接手Amazon前幾年打下的江山。</text:p>
      <text:p text:style-name="PreformattedText">今天國內資金挹注管道不像國外，可以在尚未獲利的時點，便向投資大眾募資(比</text:p>
      <text:p text:style-name="PreformattedText">如<text:s/>Yahoo！是1995年公開上市，卻是在1997年才轉虧為盈)，所以國內業者所要面</text:p>
      <text:p text:style-name="PreformattedText">對的挑戰更大，需謹記在心的是，在網際空間小蝦米固然有戰勝大鯨魚的機會，</text:p>
      <text:p text:style-name="PreformattedText">卻也有被大鯨魚一口吞沒的危險。</text:p>
      <text:p text:style-name="PreformattedText">相對於無線電波幾乎沒有方向性的限制，紅外線的方向限制顯然是個必須解決的</text:p>
      <text:p text:style-name="PreformattedText">問題。不過不用煩惱，這問題已經有解決辦法，而且辦法有兩種，一種叫做純散</text:p>
      <text:p text:style-name="PreformattedText">射式(Pure Diffuse)，另外一種則叫做半散射式(Quasi<text:s/>Diffuse)。什麼叫做純散射式</text:p>
      <text:p text:style-name="PreformattedText">？簡單來說就是讓紅外線任意亂跑，因為是亂跑，所以可能是直接跑到目的地，</text:p>
      <text:p text:style-name="PreformattedText">也可能是經由牆壁反射到目的地。不過只要目的地能收到，又何必在乎它是怎麼</text:p>
      <text:p text:style-name="PreformattedText">到達的呢？一開始大家都是這麼認為，然而事情沒有想像中這麼簡單，因為訊息</text:p>
      <text:p text:style-name="PreformattedText">的方向沒有加以控制，所以有可能一道訊息經由許多條路徑到達目的地，造成目</text:p>
      <text:p text:style-name="PreformattedText">的地的接收器不容易判斷出正確的訊息，這樣的問題就是專家口中所謂的多重路</text:p>
      <text:p text:style-name="PreformattedText">徑分散(Multipath Dispersion)。</text:p>
      <text:p text:style-name="PreformattedText">故針對純散射式的缺點，有人想出另外一套辦法，也就是半散射式。半散射式的</text:p>
      <text:p text:style-name="PreformattedText">做法是每台電腦的發射端以及接收端都對準天花板上某個定點，這個定點通常放</text:p>
      <text:p text:style-name="PreformattedText">置一台類似衛星的機器，有很多個接收器以及發射器，可以準確地接收訊息，也</text:p>
      <text:p text:style-name="PreformattedText">可以準確地將訊息轉送到目的地。這樣的架構是不是很像傳送及接收衛星訊號的</text:p>
      <text:p text:style-name="PreformattedText">辦法呢？談到這裡，相信你已經知道無線區域網路的傳輸媒介是什麼了。</text:p>
      <text:p text:style-name="PreformattedText">如果你不知道ISO的OSI架構，趕快去找一本有關數據通信或是電腦網路的書籍，</text:p>
      <text:p text:style-name="PreformattedText">那裡面一定會提到這個架構。如果你知道這個架構，相信你一定知道剛剛我們所</text:p>
      <text:p text:style-name="PreformattedText">介紹的東西都是圍繞在實體層方面的，聰明的你一定很好奇，我們該如何公平地</text:p>
      <text:p text:style-name="PreformattedText">、有效地運用我們擁有的傳輸介質來傳遞資料呢？是否可以保留原本所購買的有</text:p>
      <text:p text:style-name="PreformattedText">線網路卡以及軟體，而能夠享有無線通訊的樂趣呢？換言之，就是我們能不能保</text:p>
      <text:p text:style-name="PreformattedText">留原本有線網路上面存取傳輸介質的辦法？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新細明體" svg:font-family="新細明體" style:font-family-generic="roman" style:font-pitch="variable" svg:panose-1="2 2 5 0 0 0 0 0 0 0"/>
    <style:font-face style:name="Courier New" svg:font-family="Courier New" style:font-family-generic="modern" style:font-pitch="fixed" svg:panose-1="2 7 3 9 2 2 5 2 4 4"/>
    <style:font-face style:name="細明體" svg:font-family="細明體" style:font-family-generic="modern" style:font-pitch="fixed" svg:panose-1="2 2 5 9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Microsoft YaHei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新細明體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細明體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TREE</dc:creator>
    <meta:creation-date>2018-09-07T12:36:00Z</meta:creation-date>
    <dc:date>2018-09-07T12:36:00Z</dc:date>
    <meta:template xlink:href="Normal.dotm" xlink:type="simple"/>
    <meta:editing-cycles>2</meta:editing-cycles>
    <meta:editing-duration>PT0S</meta:editing-duration>
    <meta:document-statistic meta:page-count="1" meta:paragraph-count="2" meta:word-count="223" meta:character-count="1494" meta:row-count="10" meta:non-whitespace-character-count="1273"/>
  </office:meta>
</office:document-meta>
</file>